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8233d" officeooo:paragraph-rsid="0008233d"/>
    </style:style>
    <style:style style:name="P2" style:family="paragraph" style:parent-style-name="Text_20_body">
      <style:text-properties officeooo:rsid="00090229" officeooo:paragraph-rsid="00090229"/>
    </style:style>
    <style:style style:name="P3" style:family="paragraph" style:parent-style-name="Text_20_body">
      <style:paragraph-properties fo:margin-top="0cm" fo:margin-bottom="0cm" loext:contextual-spacing="false"/>
      <style:text-properties officeooo:rsid="00090229" officeooo:paragraph-rsid="000902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spuestas parte 2</text:h>
      <text:p text:style-name="Text_20_body"/>
      <text:p text:style-name="P1">Se adjunta el fichero que contiene el diagrama.</text:p>
      <text:p text:style-name="P1"/>
      <text:p text:style-name="P1">La razón de la creación de la tabla ciudades estado es porque hay varias ciudades con el mismo nombre en diferentes estados.</text:p>
      <text:p text:style-name="P1"/>
      <text:p text:style-name="P2">Par separar el campo DE_DIRECCION usaría la siguiente query</text:p>
      <text:p text:style-name="P2"/>
      <text:p text:style-name="P3">select substring_index(DE_DIRECCION,' ',1 ) NUM_VIA</text:p>
      <text:p text:style-name="P3">,substring_index(DE_DIRECCION,' ',length(replace(DE_DIRECCION, " ","")) - length(DE_DIRECCION) ) NOMBRE_VIA</text:p>
      <text:p text:style-name="P3">from ODS.ODS_HC_DIRECCIONES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529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21:53:49.372212862</meta:creation-date>
    <dc:date>2017-12-17T22:24:52.462233964</dc:date>
    <meta:editing-duration>PT12S</meta:editing-duration>
    <meta:editing-cycles>1</meta:editing-cycles>
    <meta:document-statistic meta:table-count="0" meta:image-count="0" meta:object-count="0" meta:page-count="1" meta:paragraph-count="7" meta:word-count="57" meta:character-count="434" meta:non-whitespace-character-count="384"/>
    <meta:generator>LibreOffice/5.1.6.2$Linux_X86_64 LibreOffice_project/10m0$Build-2</meta:generator>
  </office:meta>
</office:document-meta>
</file>